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A000002AE69E182EF1823FB13.png" manifest:media-type="image/png"/>
  <manifest:file-entry manifest:full-path="Pictures/10000001000006B80000028FDD1258B63227F1B2.png" manifest:media-type="image/png"/>
  <manifest:file-entry manifest:full-path="Pictures/100000010000056C0000028B7DB05423FA86F5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4b78" officeooo:paragraph-rsid="00024b7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4b78" officeooo:paragraph-rsid="00024b7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2b6e9" officeooo:paragraph-rsid="0002b6e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3e636" officeooo:paragraph-rsid="0003e63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778c2" officeooo:paragraph-rsid="000778c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24b78" officeooo:paragraph-rsid="00024b78" fo:background-color="#ffff00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QL ASSIGNMENT 13</text:p>
      <text:p text:style-name="P1"/>
      <text:p text:style-name="P2">1)</text:p>
      <text:p text:style-name="P2"/>
      <text:p text:style-name="P2"/>
      <text:p text:style-name="P2"><text:s text:c="121"/></text:p>
      <text:p text:style-name="P3"><draw:frame draw:style-name="fr2" draw:name="Image2" text:anchor-type="char" svg:width="16.872cm" svg:height="7.973cm" draw:z-index="0"><draw:image xlink:href="Pictures/100000010000056C0000028B7DB05423FA86F53B.png" xlink:type="simple" xlink:show="embed" xlink:actuate="onLoad" draw:mime-type="image/png"/></draw:frame><text:s text:c="126"/></text:p>
      <text:p text:style-name="P4"/>
      <text:p text:style-name="P4"/>
      <text:p text:style-name="P4">2)</text:p>
      <text:p text:style-name="P4"/>
      <text:p text:style-name="P4"><draw:frame draw:style-name="fr1" draw:name="Image1" text:anchor-type="char" svg:width="17cm" svg:height="6.473cm" draw:z-index="1"><draw:image xlink:href="Pictures/10000001000006B80000028FDD1258B63227F1B2.png" xlink:type="simple" xlink:show="embed" xlink:actuate="onLoad" draw:mime-type="image/png"/></draw:frame><text:s text:c="122"/></text:p>
      <text:p text:style-name="P4"/>
      <text:p text:style-name="P5"/>
      <text:p text:style-name="P5"/>
      <text:p text:style-name="P5"/>
      <text:p text:style-name="P5"/>
      <text:p text:style-name="P5"><text:soft-page-break/>3)</text:p>
      <text:p text:style-name="P5"/>
      <text:p text:style-name="P5"><draw:frame draw:style-name="fr1" draw:name="Image3" text:anchor-type="char" svg:width="17cm" svg:height="9.389cm" draw:z-index="2"><draw:image xlink:href="Pictures/10000001000004DA000002AE69E182EF1823FB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4:12:24.341764968</meta:creation-date>
    <dc:date>2024-03-14T16:35:52.380478144</dc:date>
    <meta:editing-duration>PT1H42M18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7" meta:word-count="6" meta:character-count="392" meta:non-whitespace-character-count="21"/>
  </office:meta>
</office:document-meta>
</file>